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3B55B05981.png" manifest:media-type="image/png"/>
  <manifest:file-entry manifest:full-path="Pictures/100000000000003D0000001C88EEC851.png" manifest:media-type="image/png"/>
  <manifest:file-entry manifest:full-path="Pictures/10000000000005000000050073C1BC15.png" manifest:media-type="image/png"/>
  <manifest:file-entry manifest:full-path="Pictures/10000001000000E0000000E086F4D1DF.png" manifest:media-type="image/png"/>
  <manifest:file-entry manifest:full-path="Pictures/100000000000006200000056952E3F8C.png" manifest:media-type="image/png"/>
  <manifest:file-entry manifest:full-path="Pictures/100000000000050000000500AB56F3BD.png" manifest:media-type="image/png"/>
  <manifest:file-entry manifest:full-path="Pictures/1000000000000500000005001B7E4B16.png" manifest:media-type="image/png"/>
  <manifest:file-entry manifest:full-path="Pictures/1000000000000104000000C5868E9F8D.png" manifest:media-type="image/png"/>
  <manifest:file-entry manifest:full-path="Pictures/1000000000000290000001E3B8C1B9AC.png" manifest:media-type="image/png"/>
  <manifest:file-entry manifest:full-path="Pictures/1000000000000212000001C63BDEC7E1.png" manifest:media-type="image/png"/>
  <manifest:file-entry manifest:full-path="Pictures/10000000000002B100000103F8ABA918.png" manifest:media-type="image/png"/>
  <manifest:file-entry manifest:full-path="Pictures/10000000000001D600000145385F536D.png" manifest:media-type="image/png"/>
  <manifest:file-entry manifest:full-path="Pictures/10000000000002CE0000014A5C5A2E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14.246cm, 2.48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cm, 4.496cm, 2.5cm, 9.5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12.683cm, 0.98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2.3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2.26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9cm, 13.25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cm, 6.356cm, 7.278cm, 1.05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12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5.086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6cm, 6.322cm, 0.322cm, -0.216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color="#ffff38" draw:fill="none" draw:textarea-horizontal-align="center" draw:textarea-vertical-align="middle" draw:color-mode="standard" draw:luminance="0%" draw:contrast="0%" draw:gamma="100%" draw:red="0%" draw:green="0%" draw:blue="0%" fo:clip="rect(0cm, 4.799cm, 1.546cm, 4.251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13.622cm, 3.443cm, 11.327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1.5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0cm" loext:decorative="false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fill-color="#ffff6d" draw:opacity="50%" draw:textarea-horizontal-align="justify" draw:textarea-vertical-align="middle" draw:auto-grow-height="false" fo:min-height="3.75cm" fo:min-width="2.25cm" loext:decorative="false"/>
    </style:style>
    <style:style style:name="gr20" style:family="graphic" style:parent-style-name="standard">
      <style:graphic-properties draw:fill-color="#ff6d6d" draw:opacity="50%" draw:textarea-horizontal-align="justify" draw:textarea-vertical-align="middle" draw:auto-grow-height="false" fo:min-height="2.9cm" fo:min-width="3.1cm" loext:decorative="false"/>
    </style:style>
    <style:style style:name="gr21" style:family="graphic" style:parent-style-name="standard">
      <style:graphic-properties draw:fill-color="#069a2e" draw:opacity="50%" draw:textarea-horizontal-align="justify" draw:textarea-vertical-align="middle" draw:auto-grow-height="false" fo:min-height="1.25cm" fo:min-width="2.25cm" loext:decorative="false"/>
    </style:style>
    <style:style style:name="gr22" style:family="graphic" style:parent-style-name="standard">
      <style:graphic-properties draw:fill-color="#ffff38" draw:opacity="50%" draw:textarea-horizontal-align="justify" draw:textarea-vertical-align="middle" draw:auto-grow-height="false" fo:min-height="2cm" fo:min-width="1cm" loext:decorative="false"/>
    </style:style>
    <style:style style:name="gr23" style:family="graphic" style:parent-style-name="standard">
      <style:graphic-properties draw:fill-color="#ffff38" draw:opacity="50%" draw:textarea-horizontal-align="justify" draw:textarea-vertical-align="middle" draw:auto-grow-height="false" fo:min-height="1cm" fo:min-width="6.75cm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cm, 0.426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78cm, -0.991cm, 5.974cm)" draw:image-opacity="100%" style:mirror="none" loext:decorative="false"/>
    </style:style>
    <style:style style:name="gr26" style:family="graphic" style:parent-style-name="objectwithoutfill">
      <style:graphic-properties svg:stroke-width="0.212cm" svg:stroke-color="#80808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0cm" loext:decorative="false"/>
      <style:paragraph-properties style:writing-mode="lr-tb"/>
    </style:style>
    <style:style style:name="gr29" style:family="graphic" style:parent-style-name="objectwithoutfill">
      <style:graphic-properties svg:stroke-width="0.212cm" svg:stroke-color="#3465a4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3cm" fo:min-width="7.868cm" loext:decorative="false"/>
      <style:paragraph-properties style:writing-mode="lr-tb"/>
    </style:style>
    <style:style style:name="gr3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4" style:family="graphic" style:parent-style-name="Object_20_with_20_no_20_fill_20_and_20_no_20_line">
      <style:graphic-properties draw:stroke="none" svg:stroke-color="#ffff38" draw:fill="none" draw:textarea-horizontal-align="center" draw:textarea-vertical-align="middle" draw:color-mode="standard" draw:luminance="0%" draw:contrast="0%" draw:gamma="100%" draw:red="0%" draw:green="0%" draw:blue="0%" fo:clip="rect(7.659cm, 14.839cm, 9.785cm, 4.251cm)" draw:image-opacity="100%" style:mirror="none" loext:decorative="false"/>
    </style:style>
    <style:style style:name="gr35" style:family="graphic" style:parent-style-name="standard">
      <style:graphic-properties draw:fill-color="#ffff00" draw:opacity="35%" draw:textarea-horizontal-align="justify" draw:textarea-vertical-align="middle" draw:auto-grow-height="false" fo:min-height="2.5cm" fo:min-width="2.75cm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cm, 5.374cm, 2.333cm, 4.75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 Black"/>
    </style:style>
    <style:style style:name="P3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P4" style:family="paragraph">
      <loext:graphic-properties draw:fill-color="#ffff6d" draw:opacity="50%"/>
      <style:paragraph-properties fo:text-align="center"/>
    </style:style>
    <style:style style:name="P5" style:family="paragraph">
      <loext:graphic-properties draw:fill-color="#ff6d6d" draw:opacity="50%"/>
      <style:paragraph-properties fo:text-align="center"/>
    </style:style>
    <style:style style:name="P6" style:family="paragraph">
      <loext:graphic-properties draw:fill-color="#069a2e" draw:opacity="50%"/>
      <style:paragraph-properties fo:text-align="center"/>
    </style:style>
    <style:style style:name="P7" style:family="paragraph">
      <loext:graphic-properties draw:fill-color="#ffff38" draw:opacity="50%"/>
      <style:paragraph-properties fo:text-align="center"/>
    </style:style>
    <style:style style:name="P8" style:family="paragraph">
      <loext:graphic-properties draw:fill="none" draw:fill-color="#ffffff"/>
      <style:text-properties fo:color="#c9211e" loext:opacity="100%" style:font-name="Arial Black"/>
    </style:style>
    <style:style style:name="P9" style:family="paragraph">
      <loext:graphic-properties draw:fill-color="#ffff00" draw:opacity="35%"/>
      <style:paragraph-properties fo:text-align="center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style:font-size-asian="12pt" style:font-size-complex="12pt"/>
    </style:style>
    <style:style style:name="T3" style:family="text">
      <style:text-properties fo:color="#c9211e" loext:opacity="100%" style:font-name="Arial Black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5.654cm" svg:height="6.249cm" svg:x="2cm" svg:y="4.501cm">
          <draw:image xlink:href="Pictures/10000000000002CE0000014A5C5A2EFB.png" xlink:type="simple" xlink:show="embed" xlink:actuate="onLoad" draw:mime-type="image/png">
            <text:p/>
          </draw:image>
        </draw:frame>
        <draw:frame draw:style-name="gr2" draw:text-style-name="P1" draw:layer="layout" svg:width="6.429cm" svg:height="6.75cm" svg:x="7.751cm" svg:y="4.25cm">
          <draw:image xlink:href="Pictures/10000000000002CE0000014A5C5A2EFB.png" xlink:type="simple" xlink:show="embed" xlink:actuate="onLoad" draw:mime-type="image/png">
            <text:p/>
          </draw:image>
        </draw:frame>
        <draw:frame draw:style-name="gr3" draw:text-style-name="P1" draw:layer="layout" svg:width="4.581cm" svg:height="4.249cm" svg:x="14.25cm" svg:y="5.751cm">
          <draw:image xlink:href="Pictures/10000000000002B100000103F8ABA918.png" xlink:type="simple" xlink:show="embed" xlink:actuate="onLoad" draw:mime-type="image/png">
            <text:p/>
          </draw:image>
        </draw:frame>
        <draw:frame draw:style-name="gr4" draw:text-style-name="P2" draw:layer="layout" svg:width="2.801cm" svg:height="1.145cm" svg:x="3.199cm" svg:y="3.355cm">
          <draw:text-box>
            <text:p><text:span text:style-name="T1">Napi-C</text:span></text:p>
          </draw:text-box>
        </draw:frame>
        <draw:frame draw:style-name="gr5" draw:text-style-name="P2" draw:layer="layout" svg:width="2.763cm" svg:height="1.145cm" svg:x="9.2cm" svg:y="3.35cm">
          <draw:text-box>
            <text:p><text:span text:style-name="T1">Napi-P</text:span></text:p>
          </draw:text-box>
        </draw:frame>
        <draw:frame draw:style-name="gr5" draw:text-style-name="P2" draw:layer="layout" svg:width="2.763cm" svg:height="1.145cm" svg:x="15cm" svg:y="4.5cm">
          <draw:text-box>
            <text:p><text:span text:style-name="T1">Napi-S</text:span></text:p>
          </draw:text-box>
        </draw:frame>
        <draw:frame draw:style-name="gr6" draw:text-style-name="P1" draw:layer="layout" svg:width="5.745cm" svg:height="1.73cm" svg:x="2.005cm" svg:y="11cm">
          <draw:image xlink:href="Pictures/10000000000002CE0000014A5C5A2EFB.png" xlink:type="simple" xlink:show="embed" xlink:actuate="onLoad" draw:mime-type="image/png">
            <text:p/>
          </draw:image>
        </draw:frame>
        <draw:frame draw:style-name="gr7" draw:text-style-name="P1" draw:layer="layout" svg:width="9.475cm" svg:height="4.999cm" svg:x="1.775cm" svg:y="17.75cm">
          <draw:image xlink:href="Pictures/1000000000000290000001E3B8C1B9AC.png" xlink:type="simple" xlink:show="embed" xlink:actuate="onLoad" draw:mime-type="image/png">
            <text:p/>
          </draw:image>
        </draw:frame>
        <draw:frame draw:style-name="gr8" draw:text-style-name="P2" draw:layer="layout" svg:width="13.25cm" svg:height="2.039cm" svg:x="2cm" svg:y="14.605cm">
          <draw:text-box>
            <text:p><text:span text:style-name="T1">Сборщик-компакт FrontControl</text:span></text:p>
          </draw:text-box>
        </draw:frame>
        <draw:frame draw:style-name="gr9" draw:text-style-name="P2" draw:layer="layout" svg:width="5.586cm" svg:height="1.145cm" svg:x="2.25cm" svg:y="27cm">
          <draw:text-box>
            <text:p><text:span text:style-name="T1">Токо-сборщик</text:span></text:p>
          </draw:text-box>
        </draw:frame>
        <draw:frame draw:style-name="gr10" draw:text-style-name="P1" draw:layer="layout" svg:width="7.867cm" svg:height="6.739cm" svg:x="11.383cm" svg:y="17.011cm">
          <draw:image xlink:href="Pictures/1000000000000212000001C63BDEC7E1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7" draw:text-style-name="P1" draw:layer="layout" svg:width="9.475cm" svg:height="4.999cm" svg:x="1.5cm" svg:y="4.001cm">
          <draw:image xlink:href="Pictures/1000000000000290000001E3B8C1B9AC.png" xlink:type="simple" xlink:show="embed" xlink:actuate="onLoad" draw:mime-type="image/png">
            <text:p/>
          </draw:image>
        </draw:frame>
        <draw:frame draw:style-name="gr11" draw:text-style-name="P1" draw:layer="layout" svg:width="9.642cm" svg:height="5.999cm" svg:x="9.858cm" svg:y="3.751cm">
          <draw:image xlink:href="Pictures/1000000000000290000001E3B8C1B9AC.png" xlink:type="simple" xlink:show="embed" xlink:actuate="onLoad" draw:mime-type="image/png">
            <text:p/>
          </draw:image>
        </draw:frame>
        <draw:frame draw:style-name="gr11" draw:text-style-name="P1" draw:layer="layout" svg:width="9.642cm" svg:height="5.999cm" svg:x="2cm" svg:y="12.25cm">
          <draw:image xlink:href="Pictures/1000000000000290000001E3B8C1B9AC.png" xlink:type="simple" xlink:show="embed" xlink:actuate="onLoad" draw:mime-type="image/png">
            <text:p/>
          </draw:image>
        </draw:frame>
        <draw:frame draw:style-name="gr10" draw:text-style-name="P1" draw:layer="layout" svg:width="6.878cm" svg:height="5.211cm" svg:x="3.372cm" svg:y="20.289cm">
          <draw:image xlink:href="Pictures/1000000000000104000000C5868E9F8D.png" xlink:type="simple" xlink:show="embed" xlink:actuate="onLoad" draw:mime-type="image/png">
            <text:p/>
          </draw:image>
        </draw:frame>
        <draw:frame draw:style-name="gr10" draw:text-style-name="P1" draw:layer="layout" svg:width="8.677cm" svg:height="6cm" svg:x="9.75cm" svg:y="20cm">
          <draw:image xlink:href="Pictures/10000000000001D600000145385F536D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0" draw:text-style-name="P1" draw:layer="layout" svg:width="18.996cm" svg:height="8.73cm" svg:x="1.25cm" svg:y="13.77cm">
          <draw:image xlink:href="Pictures/10000000000002CE0000014A5C5A2EFB.png" xlink:type="simple" xlink:show="embed" xlink:actuate="onLoad" draw:mime-type="image/png">
            <text:p/>
          </draw:image>
        </draw:frame>
        <draw:frame draw:style-name="gr6" draw:text-style-name="P1" draw:layer="layout" svg:width="5.745cm" svg:height="1.73cm" svg:x="1.004cm" svg:y="10.5cm">
          <draw:image xlink:href="Pictures/10000000000002CE0000014A5C5A2EFB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0" draw:text-style-name="P1" draw:layer="layout" svg:width="17.356cm" svg:height="12.778cm" svg:x="1.966cm" svg:y="8.543cm">
          <draw:image xlink:href="Pictures/1000000000000290000001E3B8C1B9AC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12" draw:text-style-name="P3" draw:layer="layout" svg:width="5cm" svg:height="1.445cm" svg:x="16.4cm" svg:y="8.152cm">
          <draw:text-box>
            <text:p><text:span text:style-name="T2">Датчик тока\напряжения</text:span></text:p>
          </draw:text-box>
        </draw:frame>
        <draw:frame draw:style-name="gr13" draw:text-style-name="P3" draw:layer="layout" svg:width="5cm" svg:height="0.848cm" svg:x="3.65cm" svg:y="9.15cm">
          <draw:text-box>
            <text:p><text:span text:style-name="T2">Часы RTC</text:span></text:p>
          </draw:text-box>
        </draw:frame>
        <draw:frame draw:style-name="gr14" draw:text-style-name="P1" draw:layer="layout" svg:width="8.998cm" svg:height="11.72cm" draw:transform="rotate (0.0179768912955416) translate (7.542cm 1.643cm)">
          <draw:image xlink:href="Pictures/1000000000000500000005001B7E4B16.png" xlink:type="simple" xlink:show="embed" xlink:actuate="onLoad" draw:mime-type="image/png">
            <text:p/>
          </draw:image>
        </draw:frame>
        <draw:frame draw:style-name="gr15" draw:text-style-name="P1" draw:layer="layout" svg:width="4.999cm" svg:height="15.749cm" draw:transform="rotate (1.57655591332648) translate (4.069cm 23.017cm)">
          <draw:image xlink:href="Pictures/100000000000050000000500AB56F3BD.png" xlink:type="simple" xlink:show="embed" xlink:actuate="onLoad" draw:mime-type="image/png">
            <text:p/>
          </draw:image>
        </draw:frame>
        <draw:frame draw:style-name="gr10" draw:text-style-name="P1" draw:layer="layout" svg:width="2.592cm" svg:height="2.274cm" svg:x="11.758cm" svg:y="18.65cm">
          <draw:image xlink:href="Pictures/100000000000006200000056952E3F8C.png" xlink:type="simple" xlink:show="embed" xlink:actuate="onLoad" draw:mime-type="image/png">
            <text:p/>
          </draw:image>
        </draw:frame>
        <draw:frame draw:style-name="gr16" draw:text-style-name="P2" draw:layer="layout" svg:width="2.09cm" svg:height="1.145cm" svg:x="7.444cm" svg:y="17.15cm">
          <draw:text-box>
            <text:p><text:span text:style-name="T1">Eth1</text:span></text:p>
          </draw:text-box>
        </draw:frame>
        <draw:frame draw:style-name="gr17" draw:text-style-name="P2" draw:layer="layout" svg:width="2.09cm" svg:height="1.146cm" svg:x="11.75cm" svg:y="17.15cm">
          <draw:text-box>
            <text:p><text:span text:style-name="T1">Eth2</text:span></text:p>
          </draw:text-box>
        </draw:frame>
        <draw:line draw:style-name="gr18" draw:text-style-name="P1" draw:layer="layout" svg:x1="10cm" svg:y1="18.15cm" svg:x2="9.75cm" svg:y2="17.15cm">
          <text:p/>
        </draw:line>
        <draw:frame draw:style-name="gr13" draw:text-style-name="P3" draw:layer="layout" svg:width="2.59cm" svg:height="0.848cm" svg:x="7.41cm" svg:y="16.4cm">
          <draw:text-box>
            <text:p><text:span text:style-name="T2">USB2.0</text:span></text:p>
          </draw:text-box>
        </draw:frame>
        <draw:line draw:style-name="gr18" draw:text-style-name="P1" draw:layer="layout" svg:x1="9.75cm" svg:y1="17.15cm" svg:x2="7.25cm" svg:y2="17.15cm">
          <text:p/>
        </draw:line>
        <draw:line draw:style-name="gr18" draw:text-style-name="P1" draw:layer="layout" svg:x1="15.7cm" svg:y1="18.15cm" svg:x2="15.25cm" svg:y2="17.15cm">
          <text:p/>
        </draw:line>
        <draw:line draw:style-name="gr18" draw:text-style-name="P1" draw:layer="layout" svg:x1="16.9cm" svg:y1="18.15cm" svg:x2="16cm" svg:y2="16.15cm">
          <text:p/>
        </draw:line>
        <draw:frame draw:style-name="gr13" draw:text-style-name="P3" draw:layer="layout" svg:width="2.94cm" svg:height="0.848cm" svg:x="12.25cm" svg:y="16.3cm">
          <draw:text-box>
            <text:p><text:span text:style-name="T2">CT-sensor</text:span></text:p>
          </draw:text-box>
        </draw:frame>
        <draw:line draw:style-name="gr18" draw:text-style-name="P1" draw:layer="layout" svg:x1="15.2cm" svg:y1="17.05cm" svg:x2="12.7cm" svg:y2="17.05cm">
          <text:p/>
        </draw:line>
        <draw:line draw:style-name="gr18" draw:text-style-name="P1" draw:layer="layout" svg:x1="16cm" svg:y1="16.15cm" svg:x2="13.5cm" svg:y2="16.15cm">
          <text:p/>
        </draw:line>
        <draw:frame draw:style-name="gr13" draw:text-style-name="P3" draw:layer="layout" svg:width="2.94cm" svg:height="0.848cm" svg:x="13.15cm" svg:y="15.4cm">
          <draw:text-box>
            <text:p><text:span text:style-name="T2">~ (L \ N)</text:span></text:p>
          </draw:text-box>
        </draw:frame>
        <draw:line draw:style-name="gr18" draw:text-style-name="P1" draw:layer="layout" svg:x1="18.5cm" svg:y1="18.15cm" svg:x2="17cm" svg:y2="14.9cm">
          <text:p/>
        </draw:line>
        <draw:line draw:style-name="gr18" draw:text-style-name="P1" draw:layer="layout" svg:x1="16.9cm" svg:y1="14.95cm" svg:x2="14.4cm" svg:y2="14.95cm">
          <text:p/>
        </draw:line>
        <draw:frame draw:style-name="gr13" draw:text-style-name="P3" draw:layer="layout" svg:width="2.94cm" svg:height="0.848cm" svg:x="14.602cm" svg:y="14.244cm">
          <draw:text-box>
            <text:p><text:span text:style-name="T2">RS-485</text:span></text:p>
          </draw:text-box>
        </draw:frame>
        <draw:line draw:style-name="gr18" draw:text-style-name="P1" draw:layer="layout" svg:x1="5cm" svg:y1="19.65cm" svg:x2="7cm" svg:y2="15.15cm">
          <text:p/>
        </draw:line>
        <draw:frame draw:style-name="gr13" draw:text-style-name="P3" draw:layer="layout" svg:width="5cm" svg:height="0.848cm" svg:x="6.75cm" svg:y="14.4cm">
          <draw:text-box>
            <text:p><text:span text:style-name="T2">Питание DC 12-60</text:span></text:p>
          </draw:text-box>
        </draw:frame>
        <draw:line draw:style-name="gr18" draw:text-style-name="P1" draw:layer="layout" svg:x1="11cm" svg:y1="15.15cm" svg:x2="7cm" svg:y2="15.15cm">
          <text:p/>
        </draw:line>
        <draw:line draw:style-name="gr18" draw:text-style-name="P1" draw:layer="layout" svg:x1="11.2cm" svg:y1="18.15cm" svg:x2="10.75cm" svg:y2="16.15cm">
          <text:p/>
        </draw:line>
        <draw:frame draw:style-name="gr13" draw:text-style-name="P3" draw:layer="layout" svg:width="2.59cm" svg:height="0.848cm" svg:x="8.25cm" svg:y="15.552cm">
          <draw:text-box>
            <text:p><text:span text:style-name="T2">Console</text:span></text:p>
          </draw:text-box>
        </draw:frame>
        <draw:line draw:style-name="gr18" draw:text-style-name="P1" draw:layer="layout" svg:x1="10.84cm" svg:y1="16.25cm" svg:x2="8.15cm" svg:y2="16.25cm">
          <text:p/>
        </draw:line>
        <draw:custom-shape draw:style-name="gr19" draw:text-style-name="P4" draw:layer="layout" svg:width="2.75cm" svg:height="4cm" svg:x="9cm" svg:y="4.4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6.75cm" svg:y1="7.2cm" svg:x2="7.8cm" svg:y2="5.65cm">
          <text:p/>
        </draw:line>
        <draw:frame draw:style-name="gr13" draw:text-style-name="P3" draw:layer="layout" svg:width="5cm" svg:height="0.848cm" svg:x="2.75cm" svg:y="6.402cm">
          <draw:text-box>
            <text:p><text:span text:style-name="T2">Крепление DIN</text:span></text:p>
          </draw:text-box>
        </draw:frame>
        <draw:line draw:style-name="gr18" draw:text-style-name="P1" draw:layer="layout" svg:x1="6.64cm" svg:y1="7.15cm" svg:x2="3.09cm" svg:y2="7.116cm">
          <text:p/>
        </draw:line>
        <draw:line draw:style-name="gr18" draw:text-style-name="P1" draw:layer="layout" svg:x1="7.25cm" svg:y1="8.95cm" svg:x2="9cm" svg:y2="6.25cm">
          <text:p/>
        </draw:line>
        <draw:line draw:style-name="gr18" draw:text-style-name="P1" draw:layer="layout" svg:x1="7.24cm" svg:y1="8.95cm" svg:x2="3.69cm" svg:y2="8.916cm">
          <text:p/>
        </draw:line>
        <draw:frame draw:style-name="gr13" draw:text-style-name="P3" draw:layer="layout" svg:width="4.5cm" svg:height="0.848cm" svg:x="3.5cm" svg:y="8.2cm">
          <draw:text-box>
            <text:p><text:span text:style-name="T2">Модуль связи</text:span></text:p>
          </draw:text-box>
        </draw:frame>
        <draw:custom-shape draw:style-name="gr20" draw:text-style-name="P5" draw:layer="layout" svg:width="3.6cm" svg:height="3.15cm" svg:x="11.9cm" svg:y="4.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75cm" svg:height="1.5cm" svg:x="11.75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1.5cm" svg:height="2.25cm" svg:x="9.25cm" svg:y="9.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7.5cm" svg:y1="9.95cm" svg:x2="9.25cm" svg:y2="10.95cm">
          <text:p/>
        </draw:line>
        <draw:line draw:style-name="gr18" draw:text-style-name="P1" draw:layer="layout" svg:x1="7.44cm" svg:y1="9.95cm" svg:x2="3.89cm" svg:y2="9.916cm">
          <text:p/>
        </draw:line>
        <draw:line draw:style-name="gr18" draw:text-style-name="P1" draw:layer="layout" svg:x1="16.4cm" svg:y1="9cm" svg:x2="14.4cm" svg:y2="11.25cm">
          <text:p/>
        </draw:line>
        <draw:line draw:style-name="gr18" draw:text-style-name="P1" draw:layer="layout" svg:x1="19.9cm" svg:y1="9.034cm" svg:x2="16.35cm" svg:y2="9cm">
          <text:p/>
        </draw:line>
        <draw:line draw:style-name="gr18" draw:text-style-name="P1" draw:layer="layout" svg:x1="17.4cm" svg:y1="10.5cm" svg:x2="15.4cm" svg:y2="12.75cm">
          <text:p/>
        </draw:line>
        <draw:line draw:style-name="gr18" draw:text-style-name="P1" draw:layer="layout" svg:x1="19.15cm" svg:y1="10.5cm" svg:x2="17.35cm" svg:y2="10.5cm">
          <text:p/>
        </draw:line>
        <draw:custom-shape draw:style-name="gr23" draw:text-style-name="P7" draw:layer="layout" svg:width="7.25cm" svg:height="1.25cm" svg:x="8.4cm" svg:y="11.7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94cm" svg:height="0.848cm" svg:x="17.21cm" svg:y="9.75cm">
          <draw:text-box>
            <text:p><text:span text:style-name="T2">RS-485</text:span></text:p>
          </draw:text-box>
        </draw:frame>
        <draw:line draw:style-name="gr18" draw:text-style-name="P1" draw:layer="layout" svg:x1="16.9cm" svg:y1="7cm" svg:x2="14.9cm" svg:y2="5cm">
          <text:p/>
        </draw:line>
        <draw:line draw:style-name="gr18" draw:text-style-name="P1" draw:layer="layout" svg:x1="19.9cm" svg:y1="9.034cm" svg:x2="16.35cm" svg:y2="9cm">
          <text:p/>
        </draw:line>
        <draw:line draw:style-name="gr18" draw:text-style-name="P1" draw:layer="layout" svg:x1="18.65cm" svg:y1="7cm" svg:x2="16.9cm" svg:y2="6.966cm">
          <text:p/>
        </draw:line>
        <draw:frame draw:style-name="gr13" draw:text-style-name="P3" draw:layer="layout" svg:width="2.94cm" svg:height="0.848cm" svg:x="16.71cm" svg:y="6.25cm">
          <draw:text-box>
            <text:p><text:span text:style-name="T2">NAPI-C</text:span></text:p>
          </draw:text-box>
        </draw:frame>
        <draw:custom-shape draw:style-name="gr23" draw:text-style-name="P7" draw:layer="layout" svg:width="7.25cm" svg:height="1.25cm" svg:x="8.15cm" svg:y="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6.65cm" svg:y1="4.75cm" svg:x2="14.65cm" svg:y2="2.75cm">
          <text:p/>
        </draw:line>
        <draw:frame draw:style-name="gr12" draw:text-style-name="P3" draw:layer="layout" svg:width="2.94cm" svg:height="1.445cm" svg:x="16.71cm" svg:y="4cm">
          <draw:text-box>
            <text:p><text:span text:style-name="T2">Блок питания</text:span></text:p>
          </draw:text-box>
        </draw:frame>
        <draw:line draw:style-name="gr18" draw:text-style-name="P1" draw:layer="layout" svg:x1="18.65cm" svg:y1="4.75cm" svg:x2="16.6cm" svg:y2="4.75cm">
          <text:p/>
        </draw:line>
      </draw:page>
      <draw:page draw:name="page6" draw:style-name="dp1" draw:master-page-name="Обычный">
        <draw:frame draw:style-name="gr24" draw:text-style-name="P1" draw:layer="layout" svg:width="5.676cm" svg:height="5.5cm" svg:x="8.574cm" svg:y="10.25cm">
          <draw:image xlink:href="Pictures/10000001000000E0000000E086F4D1DF.png" xlink:type="simple" xlink:show="embed" xlink:actuate="onLoad" draw:mime-type="image/png">
            <text:p/>
          </draw:image>
        </draw:frame>
        <draw:frame draw:style-name="gr25" draw:text-style-name="P1" draw:layer="layout" svg:width="5.814cm" svg:height="9.25cm" svg:x="1.186cm" svg:y="1.75cm">
          <draw:image xlink:href="Pictures/10000000000005000000050073C1BC15.png" xlink:type="simple" xlink:show="embed" xlink:actuate="onLoad" draw:mime-type="image/png">
            <text:p/>
          </draw:image>
        </draw:frame>
        <draw:frame draw:style-name="gr15" draw:text-style-name="P1" draw:layer="layout" svg:width="4.999cm" svg:height="15.749cm" draw:transform="rotate (1.57655591332648) translate (4.069cm 23.018cm)">
          <draw:image xlink:href="Pictures/100000000000050000000500AB56F3BD.png" xlink:type="simple" xlink:show="embed" xlink:actuate="onLoad" draw:mime-type="image/png">
            <text:p/>
          </draw:image>
        </draw:frame>
        <draw:frame draw:style-name="gr10" draw:text-style-name="P1" draw:layer="layout" svg:width="2.592cm" svg:height="2.274cm" svg:x="11.758cm" svg:y="18.651cm">
          <draw:image xlink:href="Pictures/100000000000006200000056952E3F8C.png" xlink:type="simple" xlink:show="embed" xlink:actuate="onLoad" draw:mime-type="image/png">
            <text:p/>
          </draw:image>
        </draw:frame>
        <draw:line draw:style-name="gr26" draw:text-style-name="P1" draw:layer="layout" svg:x1="11cm" svg:y1="4.75cm" svg:x2="11cm" svg:y2="13cm">
          <text:p/>
        </draw:line>
        <draw:line draw:style-name="gr26" draw:text-style-name="P1" draw:layer="layout" svg:x1="10.5cm" svg:y1="14.75cm" svg:x2="7.25cm" svg:y2="17cm">
          <text:p/>
        </draw:line>
        <draw:line draw:style-name="gr27" draw:text-style-name="P1" draw:layer="layout" svg:x1="9cm" svg:y1="4.75cm" svg:x2="9cm" svg:y2="8cm">
          <text:p/>
        </draw:line>
        <draw:frame draw:style-name="gr28" draw:text-style-name="P2" draw:layer="layout" svg:width="0.925cm" svg:height="1.145cm" svg:x="6.121cm" svg:y="16.682cm">
          <draw:text-box>
            <text:p><text:span text:style-name="T1">L</text:span></text:p>
          </draw:text-box>
        </draw:frame>
        <draw:line draw:style-name="gr26" draw:text-style-name="P1" draw:layer="layout" svg:x1="16.5cm" svg:y1="10.25cm" svg:x2="16.5cm" svg:y2="18.25cm">
          <text:p/>
        </draw:line>
        <draw:line draw:style-name="gr26" draw:text-style-name="P1" draw:layer="layout" svg:x1="11cm" svg:y1="10.25cm" svg:x2="16.5cm" svg:y2="10.25cm">
          <text:p/>
        </draw:line>
        <draw:line draw:style-name="gr29" draw:text-style-name="P1" draw:layer="layout" svg:x1="9cm" svg:y1="8cm" svg:x2="17.25cm" svg:y2="8cm">
          <text:p/>
        </draw:line>
        <draw:line draw:style-name="gr27" draw:text-style-name="P1" draw:layer="layout" svg:x1="17.25cm" svg:y1="8cm" svg:x2="17.25cm" svg:y2="18.25cm">
          <text:p/>
        </draw:line>
        <draw:frame draw:style-name="gr30" draw:text-style-name="P2" draw:layer="layout" svg:width="1.027cm" svg:height="1.25cm" svg:x="8.473cm" svg:y="3.5cm">
          <draw:text-box>
            <text:p><text:span text:style-name="T1">N</text:span></text:p>
          </draw:text-box>
        </draw:frame>
        <draw:frame draw:style-name="gr28" draw:text-style-name="P2" draw:layer="layout" svg:width="0.925cm" svg:height="1.145cm" svg:x="10.5cm" svg:y="3.5cm">
          <draw:text-box>
            <text:p><text:span text:style-name="T1">L</text:span></text:p>
          </draw:text-box>
        </draw:frame>
        <draw:frame draw:style-name="gr28" draw:text-style-name="P2" draw:layer="layout" svg:width="0.925cm" svg:height="1.145cm" svg:x="15.575cm" svg:y="16.355cm">
          <draw:text-box>
            <text:p><text:span text:style-name="T1">L</text:span></text:p>
          </draw:text-box>
        </draw:frame>
        <draw:frame draw:style-name="gr30" draw:text-style-name="P2" draw:layer="layout" svg:width="1.027cm" svg:height="1.25cm" svg:x="17.473cm" svg:y="16.5cm">
          <draw:text-box>
            <text:p><text:span text:style-name="T1">N</text:span></text:p>
          </draw:text-box>
        </draw:frame>
        <draw:frame draw:style-name="gr31" draw:text-style-name="P8" draw:layer="layout" svg:width="8.368cm" svg:height="2.933cm" svg:x="1.75cm" svg:y="13.317cm">
          <draw:text-box>
            <text:p><text:span text:style-name="T3">Опасно !</text:span><text:span text:style-name="T3"><text:line-break/></text:span><text:span text:style-name="T3">L,N - линии высокого </text:span></text:p>
            <text:p><text:span text:style-name="T3">напряжения.</text:span></text:p>
          </draw:text-box>
        </draw:frame>
        <draw:line draw:style-name="gr29" draw:text-style-name="P1" draw:layer="layout" svg:x1="9cm" svg:y1="8cm" svg:x2="4.25cm" svg:y2="12.25cm">
          <text:p/>
        </draw:line>
        <draw:frame draw:style-name="gr30" draw:text-style-name="P2" draw:layer="layout" svg:width="1.027cm" svg:height="1.25cm" svg:x="3cm" svg:y="12cm">
          <draw:text-box>
            <text:p><text:span text:style-name="T1">N</text:span></text:p>
          </draw:text-box>
        </draw:frame>
        <draw:frame draw:style-name="gr10" draw:text-style-name="P1" draw:layer="layout" svg:width="1.613cm" svg:height="0.74cm" svg:x="12.75cm" svg:y="15cm">
          <draw:image xlink:href="Pictures/100000000000003D0000001C88EEC851.png" xlink:type="simple" xlink:show="embed" xlink:actuate="onLoad" draw:mime-type="image/png">
            <text:p/>
          </draw:image>
        </draw:frame>
        <draw:line draw:style-name="gr32" draw:text-style-name="P1" draw:layer="layout" svg:x1="16cm" svg:y1="18.5cm" svg:x2="13.75cm" svg:y2="15cm">
          <text:p/>
        </draw:line>
        <draw:line draw:style-name="gr33" draw:text-style-name="P1" draw:layer="layout" svg:x1="15.4cm" svg:y1="18.5cm" svg:x2="12.75cm" svg:y2="15.25cm">
          <text:p/>
        </draw:line>
      </draw:page>
      <draw:page draw:name="page7" draw:style-name="dp1" draw:master-page-name="Обычный">
        <draw:frame draw:style-name="gr12" draw:text-style-name="P3" draw:layer="layout" svg:width="3cm" svg:height="1.445cm" svg:x="16.5cm" svg:y="16.555cm">
          <draw:text-box>
            <text:p><text:span text:style-name="T2">MicroSim</text:span></text:p>
          </draw:text-box>
        </draw:frame>
        <draw:frame draw:style-name="gr34" draw:text-style-name="P1" draw:layer="layout" svg:width="11.511cm" svg:height="12.795cm" draw:transform="rotate (0.0179768912955416) translate (4.556cm 7.957cm)">
          <draw:image xlink:href="Pictures/1000000000000500000005001B7E4B16.png" xlink:type="simple" xlink:show="embed" xlink:actuate="onLoad" draw:mime-type="image/png">
            <text:p/>
          </draw:image>
        </draw:frame>
        <draw:custom-shape draw:style-name="gr35" draw:text-style-name="P9" draw:layer="layout" svg:width="3.25cm" svg:height="2.75cm" svg:x="11.25cm" svg:y="17.7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7cm" svg:y1="17.5cm" svg:x2="14.25cm" svg:y2="19.25cm">
          <text:p/>
        </draw:line>
        <draw:line draw:style-name="gr18" draw:text-style-name="P1" draw:layer="layout" svg:x1="17.25cm" svg:y1="9.25cm" svg:x2="19.5cm" svg:y2="9.25cm">
          <text:p/>
        </draw:line>
        <draw:line draw:style-name="gr18" draw:text-style-name="P1" draw:layer="layout" svg:x1="17.25cm" svg:y1="9.25cm" svg:x2="11.25cm" svg:y2="13.25cm">
          <text:p/>
        </draw:line>
        <draw:frame draw:style-name="gr13" draw:text-style-name="P3" draw:layer="layout" svg:width="2.5cm" svg:height="0.848cm" svg:x="17.274cm" svg:y="8.424cm">
          <draw:text-box>
            <text:p><text:span text:style-name="T2">PCI-E</text:span></text:p>
          </draw:text-box>
        </draw:frame>
        <draw:line draw:style-name="gr18" draw:text-style-name="P1" draw:layer="layout" svg:x1="17cm" svg:y1="17.5cm" svg:x2="19.25cm" svg:y2="17.5cm">
          <text:p/>
        </draw:line>
        <draw:frame draw:style-name="gr36" draw:text-style-name="P1" draw:layer="layout" svg:width="5.749cm" svg:height="3.749cm" draw:transform="rotate (1.5694000633933) translate (1.25cm 20.745cm)">
          <draw:image xlink:href="Pictures/10000001000002580000013B55B05981.png" xlink:type="simple" xlink:show="embed" xlink:actuate="onLoad" draw:mime-type="image/png">
            <text:p/>
          </draw:image>
        </draw:frame>
      </draw:page>
      <draw:page draw:name="page8" draw:style-name="dp1" draw:master-page-name="Обычный">
        <draw:frame draw:style-name="gr13" draw:text-style-name="P3" draw:layer="layout" svg:width="2.94cm" svg:height="0.848cm" svg:x="11.25cm" svg:y="6.652cm">
          <draw:text-box>
            <text:p><text:span text:style-name="T2">SNMPV3</text:span></text:p>
          </draw:text-box>
        </draw:frame>
        <draw:frame draw:style-name="gr15" draw:text-style-name="P1" draw:layer="layout" svg:width="2.854cm" svg:height="8.993cm" draw:transform="skewX (0.000174532925199433) rotate (-3.12728095372344) translate (11.494cm 12.209cm)">
          <draw:image xlink:href="Pictures/100000000000050000000500AB56F3BD.png" xlink:type="simple" xlink:show="embed" xlink:actuate="onLoad" draw:mime-type="image/png">
            <text:p/>
          </draw:image>
        </draw:frame>
        <draw:frame draw:style-name="gr10" draw:text-style-name="P1" draw:layer="layout" svg:width="1.48cm" svg:height="1.299cm" draw:transform="skewX (-0.000698131700797733) rotate (1.57882484135407) translate (8.964cm 7.839cm)">
          <draw:image xlink:href="Pictures/100000000000006200000056952E3F8C.png" xlink:type="simple" xlink:show="embed" xlink:actuate="onLoad" draw:mime-type="image/png">
            <text:p/>
          </draw:image>
        </draw:frame>
        <draw:line draw:style-name="gr18" draw:text-style-name="P1" draw:layer="layout" svg:x1="8.858cm" svg:y1="9.956cm" svg:x2="6.358cm" svg:y2="9.956cm">
          <text:p/>
        </draw:line>
        <draw:frame draw:style-name="gr13" draw:text-style-name="P3" draw:layer="layout" svg:width="2.94cm" svg:height="0.848cm" svg:x="6.06cm" svg:y="9.25cm">
          <draw:text-box>
            <text:p><text:span text:style-name="T2">SNMPV2</text:span></text:p>
          </draw:text-box>
        </draw:frame>
        <draw:line draw:style-name="gr18" draw:text-style-name="P1" draw:layer="layout" svg:x1="14.048cm" svg:y1="7.358cm" svg:x2="9.65cm" svg:y2="7.34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20:28:21.686579180</meta:creation-date>
    <meta:editing-duration>P1DT20M42S</meta:editing-duration>
    <meta:editing-cycles>5</meta:editing-cycles>
    <meta:generator>LibreOffice/24.2.7.2$Linux_X86_64 LibreOffice_project/420$Build-2</meta:generator>
    <dc:date>2025-09-17T20:58:30.090768036</dc:date>
    <meta:document-statistic meta:object-count="107"/>
  </office:meta>
</office:document-meta>
</file>